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75cm" draw:marker-end-width="0.375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svg:stroke-color="#000000" draw:marker-start="" draw:marker-start-width="0.18cm" draw:marker-end="Arrow" draw:marker-end-width="0.18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000000" draw:marker-start="Arrow" draw:marker-start-width="0.18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fo:min-height="0.612cm"/>
    </style:style>
    <style:style style:name="gr6" style:family="graphic" style:parent-style-name="standard">
      <style:graphic-properties svg:stroke-width="0.05cm" svg:stroke-color="#ff0000" draw:marker-start-width="0.375cm" draw:marker-end-width="0.375cm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svg:stroke-width="0.05cm" draw:marker-start-width="0.355cm" draw:marker-end-width="0.355cm" draw:fill="solid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fo:min-height="0.25cm"/>
    </style:style>
    <style:style style:name="gr9" style:family="graphic" style:parent-style-name="standard">
      <style:graphic-properties draw:stroke="none" svg:stroke-color="#000000" draw:fill="none" fo:min-height="0.35cm"/>
    </style:style>
    <style:style style:name="gr10" style:family="graphic" style:parent-style-name="objectwithoutfill">
      <style:graphic-properties draw:marker-start="Arrow" draw:marker-start-width="0.18cm" draw:fill="none" draw:textarea-vertical-align="middle"/>
    </style:style>
    <style:style style:name="gr11" style:family="graphic" style:parent-style-name="standard">
      <style:graphic-properties svg:stroke-width="0.05cm" svg:stroke-color="#804c19" draw:marker-start-width="0.355cm" draw:marker-end-width="0.355cm" draw:fill="solid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objectwithoutfill">
      <style:graphic-properties draw:marker-start="" draw:marker-end="Arrow" draw:marker-end-width="0.18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cm" svg:height="1.2cm" svg:x="1.5cm" svg:y="0.2cm">
          <draw:glue-point draw:id="12" svg:x="1.666cm" svg:y="5cm"/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1.5cm" svg:y1="0.8cm" svg:x2="0.8cm" svg:y2="1.9cm" draw:start-shape="id1" draw:start-glue-point="6" draw:end-shape="id2" draw:end-glue-point="4" svg:d="M1500 800c-467 0-700 366-700 1100" svg:viewBox="0 0 701 1101">
          <text:p/>
        </draw:connector>
        <draw:custom-shape draw:style-name="gr3" draw:text-style-name="P1" xml:id="id3" draw:id="id3" draw:layer="layout" svg:width="1.2cm" svg:height="1.2cm" svg:x="2.7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2.7cm" svg:y1="0.8cm" svg:x2="3.3cm" svg:y2="1.9cm" draw:start-shape="id1" draw:start-glue-point="10" draw:end-shape="id3" draw:end-glue-point="4" svg:d="M2700 800c400 0 600 366 600 1100" svg:viewBox="0 0 601 1101">
          <text:p/>
        </draw:connector>
        <draw:frame draw:style-name="gr5" draw:text-style-name="P2" draw:layer="layout" svg:width="0.4cm" svg:height="0.862cm" svg:x="2.4cm" svg:y="-0.162cm">
          <draw:text-box>
            <text:p text:style-name="P1"><text:span text:style-name="T1">1</text:span></text:p>
          </draw:text-box>
        </draw:frame>
        <draw:custom-shape draw:style-name="gr6" draw:text-style-name="P1" xml:id="id2" draw:id="id2" draw:layer="layout" svg:width="1.2cm" svg:height="1.2cm" svg:x="0.2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cm" svg:height="0.4cm" svg:x="0.583cm" svg:y="2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0.4cm" svg:height="0.692cm" svg:x="1.1cm" svg:y="1.508cm">
          <draw:text-box>
            <text:p text:style-name="P1"><text:span text:style-name="T1">2</text:span></text:p>
          </draw:text-box>
        </draw:frame>
        <draw:frame draw:style-name="gr8" draw:text-style-name="P2" draw:layer="layout" svg:width="0.4cm" svg:height="0.692cm" svg:x="3.5cm" svg:y="1.5cm">
          <draw:text-box>
            <text:p text:style-name="P1"><text:span text:style-name="T1">3</text:span></text:p>
          </draw:text-box>
        </draw:frame>
        <draw:custom-shape draw:style-name="gr7" draw:text-style-name="P1" draw:layer="layout" svg:width="0.4cm" svg:height="0.4cm" svg:x="0.7cm" svg:y="6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2cm" svg:height="1.2cm" svg:x="1.5cm" svg:y="3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0.3cm" svg:height="0.692cm" svg:x="2.5cm" svg:y="3.6cm">
          <draw:text-box>
            <text:p text:style-name="P1"><text:span text:style-name="T1">4</text:span></text:p>
          </draw:text-box>
        </draw:frame>
        <draw:connector draw:style-name="gr10" draw:text-style-name="P1" draw:layer="layout" draw:type="curve" svg:x1="2.875cm" svg:y1="2.925cm" svg:x2="2.1cm" svg:y2="3.9cm" draw:start-shape="id3" draw:start-glue-point="7" draw:end-shape="id4" draw:end-glue-point="4" svg:d="M2875 2925c0 489-775 2-775 975" svg:viewBox="0 0 776 976">
          <text:p/>
        </draw:connector>
        <draw:custom-shape draw:style-name="gr3" draw:text-style-name="P1" xml:id="id5" draw:id="id5" draw:layer="layout" svg:width="1.2cm" svg:height="1.2cm" svg:x="0.488cm" svg:y="5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0.3cm" svg:height="0.692cm" svg:x="1.488cm" svg:y="5.413cm">
          <draw:text-box>
            <text:p text:style-name="P1"><text:span text:style-name="T1">6</text:span></text:p>
          </draw:text-box>
        </draw:frame>
        <draw:custom-shape draw:style-name="gr11" draw:text-style-name="P1" draw:layer="layout" svg:width="0.4cm" svg:height="0.4cm" svg:x="0.9cm" svg:y="5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1.088cm" svg:y1="5.713cm" svg:x2="1.675cm" svg:y2="4.925cm" draw:start-shape="id5" draw:start-glue-point="4" draw:end-shape="id4" draw:end-glue-point="7" svg:d="M1088 5713c0-84 587 310 587-788" svg:viewBox="0 0 588 792">
          <text:p/>
        </draw:connector>
        <draw:custom-shape draw:style-name="gr7" draw:text-style-name="P1" draw:layer="layout" svg:width="0.4cm" svg:height="0.4cm" svg:x="2cm" svg:y="4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0.3cm" svg:height="0.692cm" svg:x="2.488cm" svg:y="3.613cm">
          <draw:text-box>
            <text:p text:style-name="P1"><text:span text:style-name="T1">4</text:span></text:p>
          </draw:text-box>
        </draw:frame>
        <draw:frame draw:style-name="gr5" draw:text-style-name="P2" draw:layer="layout" svg:width="0.4cm" svg:height="0.862cm" svg:x="11.8cm" svg:y="-0.154cm">
          <draw:text-box>
            <text:p text:style-name="P1"><text:span text:style-name="T1">1</text:span></text:p>
          </draw:text-box>
        </draw:frame>
        <draw:custom-shape draw:style-name="gr7" draw:text-style-name="P1" draw:layer="layout" svg:width="0.4cm" svg:height="0.4cm" svg:x="0.584cm" svg:y="2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cm" svg:height="0.4cm" svg:x="3.2cm" svg:y="2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cm" svg:height="0.4cm" svg:x="3cm" svg:y="2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cm" svg:height="0.4cm" svg:x="3.788cm" svg:y="4.6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1.2cm" svg:height="1.2cm" svg:x="3.576cm" svg:y="3.9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cm" svg:height="0.4cm" svg:x="3.959cm" svg:y="4.1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0.3cm" svg:height="0.692cm" svg:x="4.576cm" svg:y="3.626cm">
          <draw:text-box>
            <text:p text:style-name="P1"><text:span text:style-name="T1">5</text:span></text:p>
          </draw:text-box>
        </draw:frame>
        <draw:custom-shape draw:style-name="gr11" draw:text-style-name="P1" draw:layer="layout" svg:width="0.4cm" svg:height="0.4cm" svg:x="4.259cm" svg:y="4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4.176cm" svg:y1="3.926cm" svg:x2="3.725cm" svg:y2="2.925cm" draw:start-shape="id6" draw:start-glue-point="4" draw:end-shape="id3" draw:end-glue-point="9" svg:d="M4176 3926c0-243-451 257-451-1001" svg:viewBox="0 0 452 10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804c19" draw:marker-start-width="0.2cm" draw:marker-start-center="false" draw:marker-end-width="0.2cm" draw:marker-end-center="false" svg:stroke-opacity="100%" draw:fill="none" draw:fill-color="#ffff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05cm" svg:stroke-color="#000000" draw:marker-start-width="0.28cm" draw:marker-end-width="0.28cm" draw:fill="none" draw:fill-gradient-name="Gradient_20_8" draw:fill-hatch-name="Hatching_20_1" draw:fill-image-name="Bitmape_20_1" draw:fill-image-width="0cm" draw:fill-image-height="0cm" draw:start-line-spacing-vertical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5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0T17:03:06.605327144</meta:creation-date>
    <dc:date>2018-03-23T09:22:48.552254650</dc:date>
    <meta:editing-duration>PT14H40M29S</meta:editing-duration>
    <meta:editing-cycles>27</meta:editing-cycles>
    <meta:generator>LibreOffice/4.2.8.2$Linux_X86_64 LibreOffice_project/420m0$Build-2</meta:generator>
    <meta:document-statistic meta:object-count="29"/>
  </office:meta>
</office:document-meta>
</file>